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 table:number-rows-repeated="7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122.43" calcext:value-type="float">
            <text:p>4122.43</text:p>
          </table:table-cell>
          <table:table-cell table:style-name="ce18" table:formula="of:=SUM([.C2:.C231])" office:value-type="float" office:value="906.80782703264" calcext:value-type="float">
            <text:p>906.81</text:p>
          </table:table-cell>
          <table:table-cell table:style-name="ce18" table:formula="of:=SUM([.$D$2:.$D$231])" office:value-type="float" office:value="56381.8" calcext:value-type="float">
            <text:p>56381.80</text:p>
          </table:table-cell>
          <table:table-cell table:style-name="ce19" table:formula="of:=[.D232]/[.C232]" office:value-type="float" office:value="62.1761285238339" calcext:value-type="float">
            <text:p>62.18</text:p>
          </table:table-cell>
          <table:table-cell table:style-name="ce20"/>
          <table:table-cell table:style-name="ce21"/>
          <table:table-cell table:style-name="ce18" table:formula="of:=SUM([.H2:.H231])" office:value-type="float" office:value="4904.44375" calcext:value-type="float">
            <text:p>4904.44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3:19:35.616090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initial-creator>Mark Gadsby</meta:initial-creator>
    <meta:creation-date>2013-03-08T01:41:14Z</meta:creation-date>
    <dc:date>2019-06-15T13:22:41.441889576</dc:date>
    <meta:editing-cycles>221</meta:editing-cycles>
    <meta:editing-duration>PT7H7M42S</meta:editing-duration>
    <meta:document-statistic meta:table-count="1" meta:cell-count="2202" meta:object-count="0"/>
  </office:meta>
</office:document-meta>
</file>